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adornments="Medium" style:font-pitch="variable"/>
    <style:font-face style:name="LM Sans 17" svg:font-family="'LM Sans 17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16.13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16.137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4.406cm" fo:min-width="16.13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6cm" fo:min-width="3.053cm"/>
    </style:style>
    <style:style style:name="gr5" style:family="graphic" style:parent-style-name="standard">
      <style:graphic-properties svg:stroke-color="#000000" draw:fill-color="#e2ddd9" draw:textarea-horizontal-align="justify" draw:textarea-vertical-align="middle" draw:auto-grow-height="false" fo:min-height="1.469cm" fo:min-width="3.3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.899cm"/>
    </style:style>
    <style:style style:name="gr7" style:family="graphic" style:parent-style-name="standard">
      <style:graphic-properties svg:stroke-color="#000000" draw:fill-color="#e2ddd9" draw:textarea-horizontal-align="justify" draw:textarea-vertical-align="middle" draw:auto-grow-height="false" fo:min-height="1.488cm" fo:min-width="3.3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cccccc"/>
      <style:paragraph-properties fo:text-align="start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style:font-name="LM Sans 17"/>
    </style:style>
    <style:style style:name="P6" style:family="paragraph">
      <loext:graphic-properties draw:fill-color="#e2ddd9"/>
      <style:paragraph-properties fo:text-align="center"/>
      <style:text-properties style:font-name="LM Sans 17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LM Sans 17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LM Sans 17" fo:font-size="15pt" style:font-size-asian="15pt" style:font-size-complex="15pt"/>
    </style:style>
    <style:style style:name="T2" style:family="text">
      <style:text-properties style:font-name="LM Sans 17"/>
    </style:style>
    <style:style style:name="T3" style:family="text">
      <style:text-properties style:font-name="LM Sans 17" fo:font-size="14pt" style:font-size-asian="14pt" style:font-size-complex="14pt"/>
    </style:style>
    <style:style style:name="T4" style:family="text">
      <style:text-properties style:font-name="LM Sans 17" fo:font-size="12pt" style:font-size-asian="12pt" style:font-size-complex="12pt"/>
    </style:style>
    <style:style style:name="T5" style:family="text">
      <style:text-properties style:font-name="Cabi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637cm" svg:height="1.033cm" svg:x="2.741cm" svg:y="2.507cm">
          <text:p text:style-name="P1"><text:span text:style-name="T1">Variability </text:span><text:span text:style-name="T1">Assess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637cm" svg:height="1.016cm" svg:x="2.741cm" svg:y="3.667cm">
          <text:p text:style-name="P1"><text:span text:style-name="T1">Version Assess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637cm" svg:height="4.656cm" svg:x="2.741cm" svg:y="4.81cm">
          <text:list text:style-name="L1">
            <text:list-header>
              <text:p text:style-name="P8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6.394cm" svg:x="13.99cm" svg:y="2.734cm">
          <text:p text:style-name="P1"><text:span text:style-name="T2">Performance</text:span><text:span text:style-name="T2"><text:line-break/></text:span><text:span text:style-name="T2">Evolution</text:span></text:p>
          <text:p text:style-name="P1"><text:span text:style-name="T2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85cm" svg:height="1.905cm" svg:x="3.011cm" svg:y="5.064cm">
          <text:p text:style-name="P1"><text:span text:style-name="T3">Performance</text:span><text:span text:style-name="T3"><text:line-break/></text:span><text:span text:style-name="T3">Benchma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.568cm" svg:height="1.495cm" draw:transform="rotate (1.5707963267949) translate (17.899cm 8.389cm)">
          <draw:text-box>
            <text:p text:style-name="P1"><text:span text:style-name="T4">Performance</text:span></text:p>
            <text:p text:style-name="P1"><text:span text:style-name="T4">Assessment</text:span></text:p>
          </draw:text-box>
        </draw:frame>
        <draw:custom-shape draw:style-name="gr7" draw:text-style-name="P6" draw:layer="layout" svg:width="4.085cm" svg:height="1.924cm" svg:x="3.011cm" svg:y="7.223cm">
          <text:p text:style-name="P1"><text:span text:style-name="T3">Performance</text:span><text:span text:style-name="T3"><text:line-break/></text:span><text:span text:style-name="T3">Measur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6.35cm" svg:height="4.386cm" svg:x="7.477cm" svg:y="4.937cm">
          <draw:text-box>
            <text:list text:style-name="L1">
              <text:list-item>
                <text:p text:style-name="P8"><text:span text:style-name="T5">How to select appropriate performance benchmarks?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8"><text:span text:style-name="T5">How to measure performance?</text:span></text:p>
              </text:list-item>
              <text:list-item>
                <text:p text:style-name="P8"><text:span text:style-name="T5">How to summarize performance measurements?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adornments="Medium" style:font-pitch="variable"/>
    <style:font-face style:name="LM Sans 17" svg:font-family="'LM Sans 17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16:41:42.766793644</meta:creation-date>
    <dc:date>2017-11-16T16:48:44.853369829</dc:date>
    <meta:editing-duration>PT12S</meta:editing-duration>
    <meta:editing-cycles>1</meta:editing-cycles>
    <meta:document-statistic meta:object-count="8"/>
    <meta:generator>LibreOffice/5.2.7.2$Linux_X86_64 LibreOffice_project/20m0$Build-2</meta:generator>
  </office:meta>
</office:document-meta>
</file>